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Collision domain</text:span></text:h>
      <text:p text:style-name="P1">A collision domain is, as the name implies, a part of a network where packet collisions can occur. A collision occurs when two devices send a packet at the same time on the shared network segment. The packets collide and both devices must send the packets again, which reduces network efficiency. Collisions are often in a hub environment, because each port on a hub is in the same collision domain. By contrast, each port on a bridge, a switch or a router is in a separate collision domain.</text:p>
      <text:p text:style-name="P1"> </text:p>
      <text:p text:style-name="P1">The following example illustrates collision domains.</text:p>
      <text:p text:style-name="P1"> </text:p>
      <text:p text:style-name="P1"><draw:frame draw:style-name="fr1" draw:name="Image1" text:anchor-type="as-char" svg:width="4.4898in" svg:height="2.7811in" draw:z-index="0"><draw:image xlink:href="http://study-ccna.com/wp-content/images/collision_domains.jpg" xlink:type="simple" xlink:show="embed" xlink:actuate="onLoad"/><svg:title>collision domains</svg:title></draw:frame></text:p>
      <text:p text:style-name="P1"> </text:p>
      <text:p text:style-name="P1">As you can see, we have 6 collision domains.</text:p>
      <text:p text:style-name="P1"> </text:p>
      <text:p text:style-name="Text_20_body"><text:span text:style-name="Emphasis">TIP – remember, each port on a hub is in the same collision domain. Each port on a bridge, a switch or router is in a seperate collision domain.</text:span></text:p>
      <text:p text:style-name="Text_20_body"> </text:p>
      <text:h text:style-name="Heading_20_2" text:outline-level="2"><text:span text:style-name="Strong_20_Emphasis">Broadcast domain</text:span></text:h>
      <text:p text:style-name="P1">A broadcast domain is a domain in which a broadcast is forwarded. A broadcast domain contains all devices that can reach each other at the data link layer (OSI layer 2) by using broadcast. All ports on a hub or a switch are by default in the same broadcast domain. All ports on a router are in the different broadcast domains and routers don’t forward broadcasts from one broadcast domain to another.</text:p>
      <text:p text:style-name="P1"> </text:p>
      <text:p text:style-name="P1">The following example clarifies the concept.</text:p>
      <text:p text:style-name="P1"><text:soft-page-break/><draw:frame draw:style-name="fr1" draw:name="Image2" text:anchor-type="as-char" svg:width="4.9898in" svg:height="3.2189in" draw:z-index="1"><draw:image xlink:href="http://study-ccna.com/wp-content/images/broadcast_domains.jpg" xlink:type="simple" xlink:show="embed" xlink:actuate="onLoad"/><svg:title>broadcast domains</svg:title></draw:frame></text:p>
      <text:p text:style-name="P1">In the picture above we have three broadcast domains, since all ports on a hub or a switch are in the same broadcast domain, and all ports on a router are in a different broadcast domai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5:23:42.372802327</meta:creation-date>
    <dc:date>2017-06-30T15:24:26.634254288</dc:date>
    <meta:editing-duration>P0D</meta:editing-duration>
    <meta:editing-cycles>1</meta:editing-cycles>
    <meta:document-statistic meta:table-count="0" meta:image-count="2" meta:object-count="0" meta:page-count="2" meta:paragraph-count="17" meta:word-count="249" meta:character-count="1400" meta:non-whitespace-character-count="1153"/>
    <meta:generator>LibreOffice/4.2.8.2$Linux_X86_64 LibreOffice_project/420m0$Build-2</meta:generator>
  </office:meta>
</office:document-meta>
</file>